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style:style style:name="P9" style:family="paragraph" style:parent-style-name="Table_20_Heading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ambia Estado Plato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Este caso de uso permite al jefe de cocina modificar el estado del siguiente plato de la cola de platos no atendidos, o bien el estado de un plato cualquiera <text:s/>de la lista de platos en preparación.</text:p>
          </table:table-cell>
        </table:table-row>
        <table:table-row>
          <table:table-cell table:style-name="Contrato.A2" office:value-type="string">
            <text:p text:style-name="P1">Dependencias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Jefe de cocina.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list xml:id="list37555957" text:style-name="L1">
              <text:list-item>
                <text:p text:style-name="P2">Existe algún plato, en la cola de platos no atendidos o en la lista de platos en preparación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list xml:id="list37573134" text:style-name="L2">
              <text:list-item>
                <text:p text:style-name="P3">Se cambió el estado de un plato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37567842" text:style-name="L3">
              <text:list-item>
                <text:p text:style-name="P4">El jefe de cocina selecciona el siguiente plato de la cola de platos no atendidos o bien uno de los platos la lista de platos en preparación.</text:p>
              </text:list-item>
              <text:list-item>
                <text:p text:style-name="P4">El sistema acciona un temporizador de cuenta regresiva.</text:p>
              </text:list-item>
              <text:list-item>
                <text:p text:style-name="P4">El temporizador expira:</text:p>
                <text:list>
                  <text:list-item>
                    <text:p text:style-name="P4">El jefe de cocina ha elegido un plato de la cola de platos no atendidos. Se mueve el plato seleccionado a la lista de platos en preparación y se cambia su estado a “Preparándose”.</text:p>
                  </text:list-item>
                  <text:list-item>
                    <text:p text:style-name="P4">El jefe de cocina ha elegido un plato de la cola de platos en preparación. Se elimina el plato seleccionado de la lista de platos en preparación y se cambia su estado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5"/>3.a El jefe de cocina cancela la acción antes de que el temporizador expire. Se cancel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Nuevo Pedido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ste caso de uso permite al cliente realizar un nuevo pedido.</text:p>
          </table:table-cell>
        </table:table-row>
        <table:table-row>
          <table:table-cell table:style-name="Tabla1.A2" office:value-type="string">
            <text:p text:style-name="P1">Dependenc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Cliente.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40480358" text:continue-list="list37555957" text:style-name="L1">
              <text:list-item>
                <text:p text:style-name="P2">Existe en la carta algún plato o bebida disponible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37581987" text:style-name="L4">
              <text:list-item>
                <text:p text:style-name="P5">Se creó un nuevo pedido asociado a la mesa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37580302" text:style-name="L5">
              <text:list-item>
                <text:p text:style-name="P6">El cliente inicia el caso de uso.</text:p>
              </text:list-item>
              <text:list-item>
                <text:p text:style-name="P6">El sistema le muestra al cliente la carta.</text:p>
              </text:list-item>
              <text:list-item>
                <text:p text:style-name="P6">Mientras el cliente quiera modificar elementos del pedido:</text:p>
                <text:list>
                  <text:list-item>
                    <text:p text:style-name="P6">Si añade un nuevo elemento:</text:p>
                    <text:list>
                      <text:list-item>
                        <text:p text:style-name="P6">El sistema añade el elemento del pedido.</text:p>
                      </text:list-item>
                      <text:list-item>
                        <text:p text:style-name="P6">El sistema muestra al cliente la carta y los elementos actuales que tiene su pedido.</text:p>
                      </text:list-item>
                    </text:list>
                  </text:list-item>
                  <text:list-item>
                    <text:p text:style-name="P6">Si elimina un elemento antes añadido:</text:p>
                    <text:list>
                      <text:list-item>
                        <text:p text:style-name="P6">El sistema elimina el elemento del pedido.</text:p>
                      </text:list-item>
                      <text:list-item>
                        <text:p text:style-name="P6">El sistema muestra al cliente la carta y los elementos actuales que tiene su pedido.</text:p>
                      </text:list-item>
                    </text:list>
                  </text:list-item>
                </text:list>
              </text:list-item>
              <text:list-item>
                <text:p text:style-name="P6">El cliente confirma el pedido.</text:p>
              </text:list-item>
              <text:list-item>
                <text:p text:style-name="P6">El sistema registra el pedido y avisa al cliente que el pedido ha sido realizado con éxito.</text:p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><text:s text:c="4"/>4.a El cliente cancela el pedido. Se cancela el caso de uso.</text:p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Modifica Pedido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ste caso de uso permite al cliente modificar un pedido, siempre y cuando ningún elemento de este haya empezado a prepararse.</text:p>
          </table:table-cell>
        </table:table-row>
        <table:table-row>
          <table:table-cell table:style-name="Tabla2.A2" office:value-type="string">
            <text:p text:style-name="P1">Dependencia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Cliente.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list xml:id="list40468412" text:continue-list="list40480358" text:style-name="L1">
              <text:list-item>
                <text:p text:style-name="P2">Existe algún pedido pedido registrado en la mesa del cliente.</text:p>
              </text:list-item>
            </text:list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38391383" text:style-name="L6">
              <text:list-item>
                <text:p text:style-name="P7">Se modificó un pedido asociado a la mesa.</text:p>
              </text:list-item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38419301" text:style-name="L7">
              <text:list-item>
                <text:p text:style-name="P8">El cliente inicia el caso de uso.</text:p>
              </text:list-item>
              <text:list-item>
                <text:p text:style-name="P8">No hay ningún elemento del pedido que ya esté preparándose:</text:p>
                <text:list>
                  <text:list-item>
                    <text:p text:style-name="P8">El sistema muestra al cliente la carta y los elementos actuales que tiene su pedido.</text:p>
                  </text:list-item>
                  <text:list-item>
                    <text:p text:style-name="P8">Mientras el cliente quiera modificar elementos del pedido:</text:p>
                    <text:list>
                      <text:list-item>
                        <text:p text:style-name="P8">Si añade un nuevo elemento:</text:p>
                        <text:list>
                          <text:list-item>
                            <text:p text:style-name="P8">El sistema añade el elemento del pedido.</text:p>
                          </text:list-item>
                          <text:list-item>
                            <text:p text:style-name="P8">El sistema muestra al cliente la carta y los elementos actuales que tiene su pedido.</text:p>
                          </text:list-item>
                        </text:list>
                      </text:list-item>
                      <text:list-item>
                        <text:p text:style-name="P8">Si elimina un elemento antes añadido:</text:p>
                        <text:list>
                          <text:list-item>
                            <text:p text:style-name="P8">El sistema elimina el elemento del pedido.</text:p>
                          </text:list-item>
                          <text:list-item>
                            <text:p text:style-name="P8">El sistema muestra al cliente la carta y los elementos actuales que tiene su pedido.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El cliente confirma la modificación.</text:p>
                  </text:list-item>
                  <text:list-item>
                    <text:p text:style-name="P8">El sistema registra los cambios y avisa al cliente que el pedido ha sido modificado con éxito.</text:p>
                  </text:list-item>
                </text:list>
              </text:list-item>
              <text:list-item>
                <text:p text:style-name="P8">Ya hay algún elemento del pedido que está preparándose:</text:p>
                <text:list>
                  <text:list-item>
                    <text:p text:style-name="P8">El sistema avisa al cliente que el pedido no puede modificarse porque ya hay elementos del mismo en .</text:p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0T17:57:39.75</meta:creation-date>
    <meta:generator>OpenOffice.org/3.2$Win32 OpenOffice.org_project/320m12$Build-9483</meta:generator>
    <meta:editing-duration>PT08H03M15S</meta:editing-duration>
    <meta:editing-cycles>18</meta:editing-cycles>
    <dc:date>2010-04-14T20:36:52.20</dc:date>
    <meta:document-statistic meta:table-count="3" meta:image-count="0" meta:object-count="0" meta:page-count="3" meta:paragraph-count="77" meta:word-count="614" meta:character-count="3557"/>
  </office:meta>
</office:document-meta>
</file>